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2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uneral oration<text:span text:style-name="T2">/</text:span></text:p>
      <text:p text:style-name="P7"><text:span text:style-name="T2">My friends! <text:s/>If I, at this sad hour, followed the prom-/-ptings of my heart, I would only add to the lament/ which resounds round this coffin; for the image of/ the once blooming creature now enshrined therein, stands/ before my vision. <text:s/>I cannot evoke but thoughts of/ blighted hopes and blasted anticipations. <text:s/>True, they/ who well understood human nature said, that no/ mortal ever departed hence, who had compassed half/ of his desires [Hebrew]; but to die in the spring/ of life, while the breast is glowing with virginal love;/ to bid the earth an everlasting farewell when it assumed/ a brighter aspect, ans promised durable joys, is that/ which must forcibly draw tears from the eyes of the/ most apathetic. <text:s/>Alas? <text:s/>my friends! that such was the/ fate of our lamented sister. <text:s/>In those practical days of/ our existence, when the heart opens to delightful emotions,/ she had plighted her hand to a man of her choice./ <text:s/>She was perhaps contemplating an early consummation/ of her ardent wish, when seized with a distemper, unfor-/tunately too long neglected in its incipient state./ <text:s/>Consuming daily in the fire hidden within her, she/ never desponded. <text:s/>The buoyancy of her youth, lent/</text:span></text:p>
      <text:p text:style-name="P7"><text:span text:style-name="T2"/></text:p>
      <text:p text:style-name="P7"><text:span text:style-name="T2">[Page 2]</text:span></text:p>
      <text:p text:style-name="P7"><text:span text:style-name="T2">extraordinary vigour to her decaying frame. <text:s/>On the verge/ of dissolution she spoke but of prospective happiness./ <text:s/>What eye, my friends! save that of the Omniscient God,/ saw the racking of her soul, when the awful truth/ was disclosed to her; when she learnt that the light of/ her existence was very nigh extinguished! <text:s/>Yet she/ murmured not, and the assurance of the ever-watchful/ mother that she had been a dutiful child, soothed the/ dying daughter, and reconciled her to her melancholy/ fate. <text:s/>Oh no, I feel </text:span><text:soft-page-break/><text:span text:style-name="T2">totally disqualified to offer/ words of consolation under circumstances so harrowing./</text:span></text:p>
      <text:p text:style-name="P7"><text:span text:style-name="T2">But if my deep sympathy for their loss, denies me/ the satisfaction of comforting the mourners, I am nevertheless/ enjo</text:span><text:span text:style-name="T3">y</text:span><text:span text:style-name="T5">ined by the office I hold, to point out the lessons which/ this sad event teaches. <text:s/>My friends! <text:s/>The effect/ of death must be to bring </text:span><text:span text:style-name="T3">us</text:span><text:span text:style-name="T5"> the living nearer to God. <text:s/>When the/ heart bleeds we must apply to the merciful Physi-/-cian, that he may restore us to health. <text:s/>Bereft of/ the darling object, on whom we lavished our affection, we/ must cast ourselves into the arms that sustain the/ universe. <text:s/></text:span><text:span text:style-name="T4">They</text:span><text:span text:style-name="T5"> will raise us aloft. <text:s/>We shall not/ sink in despair; for "the name of the Lord is a tower/</text:span></text:p>
      <text:p text:style-name="P7"><text:span text:style-name="T5"/></text:p>
      <text:p text:style-name="P7"><text:span text:style-name="T5">[Page 3]</text:span></text:p>
      <text:p text:style-name="P7"><text:span text:style-name="T5">of strength; let the righteous only fly to it/ and they shall be saved" <text:s/>[Hebrew]/ We will then learn that the Father of all, afflicts but/ to instruct; that He designs to purify us from the/ dross of the world and render us more spiritual./ <text:s/>In this light did the royal Psalmist regard his innu-/-merable sorrows, and therefore he exclaimed [Hebrew]/ [Hebrew] "It is good that I was afflicted, that I might/ learn thy statutes" <text:s/>If you will, my friends, so under-/stand and accept this trial, it will prove your healing/ balm; the means of obtaining divine protection here below;/ eternal beatitude above./</text:span></text:p>
      <text:p text:style-name="P7"><text:span text:style-name="T5">But another lesson which you must derive from this deplorable/ incident, is, that death levels down all inequalities./ <text:s/>Alike the powerless and the great are commingled in/ the dust of the grave, and there shall we also find the/ slave free from his master [Hebrew]./ This idea should remind us of our common brotherhood./ <text:s/>How ill does haughtiness become </text:span><text:span text:style-name="T3">the same</text:span><text:span text:style-name="T5"> frail and/ perishable beings. <text:s/>Pride, hatred, rancour, ill-feelings,/ all those low passions that separate brother from/ brother, must appear </text:span><text:span text:style-name="T3">th</text:span><text:span text:style-name="T5"> but the creatures of demons./ <text:s/>When ushered together before the tribunal of Him/</text:span></text:p>
      <text:p text:style-name="P7"><text:span text:style-name="T5"/></text:p>
      <text:p text:style-name="P7"><text:span text:style-name="T5">[Page 4]</text:span></text:p>
      <text:p text:style-name="P7"><text:span text:style-name="T5">whose eyes are too pure to behold evil./ <text:s/>Then will we be ashamed of our follies, then/ would we fain be enabled to atone for our past/ trespasses. <text:s/>My friends! <text:s/>If any among you/ has harbored such baneful sentiments, let him banish/ them away ere he stand on the brink of another/ existence. <text:s/>Let the thought of death, now vividly/ represented before his mind, draw him nearer to his/ fellow-mortals. <text:s/>Aye, over the remains of this/ spotless creature, whose spirit has been wafted to the/ regions of bliss, vow you each other a lasting reconciliation./ <text:s/>Swear also to be faithful to God, kind to all his creatures,/ meek and forbearing in your dispositions, and the severe/ trial you have sustained, will be the bitter portion that/ will restore all to spiritual health and happiness./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0T13:08:41.68</meta:creation-date>
    <meta:document-statistic meta:table-count="0" meta:image-count="0" meta:object-count="0" meta:page-count="3" meta:paragraph-count="71" meta:word-count="914" meta:character-count="5723"/>
    <dc:date>2012-10-10T13:36:40.12</dc:date>
    <dc:creator>Penn Libraries</dc:creator>
    <meta:editing-duration>PT00H12M48S</meta:editing-duration>
    <meta:editing-cycles>1</meta:editing-cycles>
    <meta:generator>OpenOffice.org/3.2$Win32 OpenOffice.org_project/320m12$Build-9483</meta:generator>
  </office:meta>
</office:document-meta>
</file>